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style:font-name="Liberation Serif" fo:font-size="14pt" officeooo:rsid="0001a095" officeooo:paragraph-rsid="0019e87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ize="11pt" officeooo:rsid="001bb869" officeooo:paragraph-rsid="001bb869" style:font-size-asian="9.60000038146973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fo:font-weight="bold" officeooo:rsid="0001a095" officeooo:paragraph-rsid="0019e877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fo:font-weight="bold" officeooo:rsid="00038f9f" officeooo:paragraph-rsid="0019e877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fo:font-weight="bold" officeooo:rsid="00038f9f" officeooo:paragraph-rsid="0019e877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fo:font-weight="normal" officeooo:rsid="0001a095" officeooo:paragraph-rsid="0019e877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fo:font-weight="normal" officeooo:rsid="00038f9f" officeooo:paragraph-rsid="0019e87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officeooo:paragraph-rsid="00394e49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paragraph-rsid="002dc73e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38f9f" officeooo:paragraph-rsid="0019e87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54cf3" officeooo:paragraph-rsid="0019e87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66742" officeooo:paragraph-rsid="0019e877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711b7" officeooo:paragraph-rsid="00394e49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9e877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variant="normal" fo:text-transform="none" fo:color="#252525" style:font-name="Sans-serif" fo:font-size="12pt" fo:letter-spacing="normal" fo:font-style="normal" fo:font-weight="normal" officeooo:rsid="00061c2b" officeooo:paragraph-rsid="0019e877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variant="normal" fo:text-transform="none" fo:color="#252525" style:font-name="sans-serif" fo:font-size="10.5pt" fo:letter-spacing="normal" fo:font-style="normal" fo:font-weight="normal" officeooo:rsid="0022139e" officeooo:paragraph-rsid="0022139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weight="bold" officeooo:rsid="00038f9f" officeooo:paragraph-rsid="0019e877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paragraph-rsid="00343d46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9e87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343d46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e6e82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394e49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bold" officeooo:rsid="00061c2b" officeooo:paragraph-rsid="0019e877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bold" officeooo:rsid="000a2487" officeooo:paragraph-rsid="002dc73e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bold" officeooo:rsid="00064fe1" officeooo:paragraph-rsid="0019e87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64fe1" officeooo:paragraph-rsid="0019e877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0cf812" officeooo:paragraph-rsid="0019e877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35f170" officeooo:paragraph-rsid="0035f170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0b67e6" officeooo:paragraph-rsid="0019e877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101c9d" officeooo:paragraph-rsid="0019e877" style:font-size-asian="12pt" style:font-weight-asian="normal" style:font-size-complex="12pt" style:font-weight-complex="normal"/>
    </style:style>
    <style:style style:name="T1" style:family="text">
      <style:text-properties officeooo:rsid="00038f9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dc73e" style:font-weight-asian="normal" style:font-weight-complex="normal"/>
    </style:style>
    <style:style style:name="T4" style:family="text">
      <style:text-properties fo:font-weight="normal" officeooo:rsid="002e95e6" style:font-weight-asian="normal" style:font-weight-complex="normal"/>
    </style:style>
    <style:style style:name="T5" style:family="text">
      <style:text-properties fo:font-weight="normal" officeooo:rsid="003711b7" style:font-weight-asian="normal" style:font-weight-complex="normal"/>
    </style:style>
    <style:style style:name="T6" style:family="text">
      <style:text-properties fo:font-weight="normal" officeooo:rsid="00379bf4" style:font-weight-asian="normal" style:font-weight-complex="normal"/>
    </style:style>
    <style:style style:name="T7" style:family="text">
      <style:text-properties fo:font-weight="normal" officeooo:rsid="00394e49" style:font-weight-asian="normal" style:font-weight-complex="normal"/>
    </style:style>
    <style:style style:name="T8" style:family="text">
      <style:text-properties fo:font-weight="normal" officeooo:rsid="003c78bf" style:font-weight-asian="normal" style:font-weight-complex="normal"/>
    </style:style>
    <style:style style:name="T9" style:family="text">
      <style:text-properties officeooo:rsid="000cf812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officeooo:rsid="00090148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54cf3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054cf3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343d46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51fbd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711b7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394e49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343d46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language="it" fo:country="IT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language="it" fo:country="IT" fo:font-style="normal" fo:font-weight="normal" officeooo:rsid="00343d46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language="it" fo:country="IT" fo:font-style="normal" style:text-underline-style="solid" style:text-underline-width="auto" style:text-underline-color="font-color" fo:font-weight="bold" officeooo:rsid="00343d46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39dda2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officeooo:rsid="003b4561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3c78bf"/>
    </style:style>
    <style:style style:name="T25" style:family="text">
      <style:text-properties fo:font-variant="normal" fo:text-transform="none" fo:color="#000000" style:font-name="Liberation Serif" fo:letter-spacing="normal" fo:font-style="normal" fo:font-weight="normal" officeooo:rsid="003cd441"/>
    </style:style>
    <style:style style:name="T26" style:family="text">
      <style:text-properties fo:font-variant="normal" fo:text-transform="none" fo:color="#000000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27" style:family="text">
      <style:text-properties fo:font-variant="normal" fo:text-transform="none" fo:color="#000000" fo:font-size="12pt" fo:letter-spacing="normal" fo:font-style="normal" style:text-underline-style="none" fo:font-weight="normal" officeooo:rsid="002dc73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bold" officeooo:rsid="00054cf3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bold" officeooo:rsid="00343d46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000000" fo:font-size="12pt" fo:letter-spacing="normal" fo:language="it" fo:country="IT" fo:font-style="normal" fo:font-weight="normal"/>
    </style:style>
    <style:style style:name="T31" style:family="text">
      <style:text-properties fo:font-variant="normal" fo:text-transform="none" fo:color="#000000" fo:letter-spacing="normal" fo:language="it" fo:country="IT" fo:font-style="normal" fo:font-weight="normal"/>
    </style:style>
    <style:style style:name="T32" style:family="text">
      <style:text-properties fo:font-variant="normal" fo:text-transform="none" fo:color="#000000" fo:letter-spacing="normal" fo:language="it" fo:country="IT" fo:font-style="normal" fo:font-weight="normal" officeooo:rsid="00343d46"/>
    </style:style>
    <style:style style:name="T33" style:family="text">
      <style:text-properties fo:font-variant="normal" fo:text-transform="none" fo:color="#000000" fo:letter-spacing="normal" fo:language="it" fo:country="IT" fo:font-style="normal" fo:font-weight="normal" officeooo:rsid="0035f170"/>
    </style:style>
    <style:style style:name="T34" style:family="text">
      <style:text-properties fo:font-variant="normal" fo:text-transform="none" fo:letter-spacing="normal" fo:font-style="normal" fo:font-weight="normal"/>
    </style:style>
    <style:style style:name="T35" style:family="text">
      <style:text-properties fo:font-variant="normal" fo:text-transform="none" fo:letter-spacing="normal" fo:font-style="normal" fo:font-weight="normal" officeooo:rsid="002dc6c3"/>
    </style:style>
    <style:style style:name="T36" style:family="text">
      <style:text-properties fo:font-variant="normal" fo:text-transform="none" fo:letter-spacing="normal" fo:font-style="normal" fo:font-weight="normal" officeooo:rsid="002dc73e"/>
    </style:style>
    <style:style style:name="T37" style:family="text">
      <style:text-properties fo:font-variant="normal" fo:text-transform="none" fo:letter-spacing="normal" fo:font-style="normal" fo:font-weight="normal" officeooo:rsid="003175f3"/>
    </style:style>
    <style:style style:name="T38" style:family="text">
      <style:text-properties fo:font-variant="normal" fo:text-transform="none" fo:letter-spacing="normal" fo:font-style="normal" fo:font-weight="normal" officeooo:rsid="0035f170"/>
    </style:style>
    <style:style style:name="T39" style:family="text">
      <style:text-properties fo:font-variant="normal" fo:text-transform="none" fo:color="#333333" style:font-name="Liberation Serif" fo:letter-spacing="normal" fo:font-style="normal" fo:font-weight="normal" officeooo:rsid="0039dda2"/>
    </style:style>
    <style:style style:name="T40" style:family="text">
      <style:text-properties fo:font-variant="normal" fo:text-transform="none" style:font-name="Liberation Serif" fo:letter-spacing="normal" fo:font-style="normal" fo:font-weight="normal" officeooo:rsid="000a2487"/>
    </style:style>
    <style:style style:name="T41" style:family="text">
      <style:text-properties fo:font-variant="normal" fo:text-transform="none" style:font-name="Liberation Serif" fo:letter-spacing="normal" fo:font-style="normal" fo:font-weight="normal" officeooo:rsid="003268f6"/>
    </style:style>
    <style:style style:name="T42" style:family="text">
      <style:text-properties fo:font-variant="normal" fo:text-transform="none" style:font-name="Liberation Serif" fo:letter-spacing="normal" fo:font-style="normal" fo:font-weight="normal" officeooo:rsid="0035f170"/>
    </style:style>
    <style:style style:name="T43" style:family="text">
      <style:text-properties fo:color="#000000" style:font-name="Liberation Serif" fo:font-size="12pt" fo:font-weight="normal" officeooo:rsid="00061c2b" style:font-size-asian="12pt" style:font-weight-asian="normal" style:font-size-complex="12pt" style:font-weight-complex="normal"/>
    </style:style>
    <style:style style:name="T44" style:family="text">
      <style:text-properties fo:color="#000000" style:font-name="Liberation Serif" fo:font-size="12pt" fo:font-weight="normal" officeooo:rsid="003711b7" style:font-size-asian="12pt" style:font-weight-asian="normal" style:font-size-complex="12pt" style:font-weight-complex="normal"/>
    </style:style>
    <style:style style:name="T45" style:family="text">
      <style:text-properties fo:font-size="12pt" fo:font-weight="bold" officeooo:rsid="00061c2b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083119" style:font-size-asian="12pt" style:font-weight-asian="bold" style:font-size-complex="12pt" style:font-weight-complex="bold"/>
    </style:style>
    <style:style style:name="T47" style:family="text">
      <style:text-properties officeooo:rsid="001bb869"/>
    </style:style>
    <style:style style:name="T48" style:family="text">
      <style:text-properties style:font-name="Liberation Serif" fo:font-size="12pt" fo:font-weight="bold" officeooo:rsid="001bb869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fo:font-weight="bold" officeooo:rsid="00061c2b" style:font-size-asian="12pt" style:font-weight-asian="bold" style:font-size-complex="12pt" style:font-weight-complex="bold"/>
    </style:style>
    <style:style style:name="T50" style:family="text">
      <style:text-properties style:font-name="Liberation Serif" fo:font-size="12pt" fo:font-weight="bold" officeooo:rsid="00090148" style:font-size-asian="12pt" style:font-weight-asian="bold" style:font-size-complex="12pt" style:font-weight-complex="bold"/>
    </style:style>
    <style:style style:name="T51" style:family="text">
      <style:text-properties style:font-name="Liberation Serif" style:text-underline-style="solid" style:text-underline-width="auto" style:text-underline-color="font-color" fo:font-weight="bold" officeooo:rsid="00343d46" style:font-weight-asian="bold" style:font-weight-complex="bold"/>
    </style:style>
    <style:style style:name="T52" style:family="text">
      <style:text-properties officeooo:rsid="002dc73e"/>
    </style:style>
    <style:style style:name="T53" style:family="text">
      <style:text-properties officeooo:rsid="00394e49"/>
    </style:style>
    <style:style style:name="T54" style:family="text">
      <style:text-properties officeooo:rsid="0039dd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onardo Danelutti</text:p>
      <text:p text:style-name="P1"/>
      <text:p text:style-name="P1">SCHEDA LIBRO</text:p>
      <text:p text:style-name="P1"/>
      <text:list xml:id="list2853645481628890196" text:style-name="L1">
        <text:list-item>
          <text:p text:style-name="P3"><text:span text:style-name="T1">A</text:span>utore<text:span text:style-name="T2">: </text:span><text:span text:style-name="T3">Valerio Massimo Manfredi</text:span></text:p>
          <text:p text:style-name="P6"/>
        </text:list-item>
        <text:list-item>
          <text:p text:style-name="P3"><text:span text:style-name="T1">T</text:span>itolo: <text:span text:style-name="T3">Lo scudo di Talos</text:span></text:p>
          <text:p text:style-name="P6"/>
        </text:list-item>
        <text:list-item>
          <text:p text:style-name="P3"><text:span text:style-name="T1">C</text:span>asa editrice: <text:span text:style-name="T3">Oscar Mondadori</text:span></text:p>
          <text:p text:style-name="P6"/>
        </text:list-item>
        <text:list-item>
          <text:p text:style-name="P3"><text:span text:style-name="T1">D</text:span>ata pubblicazione prima edizione:<text:span text:style-name="T2"> </text:span><text:span text:style-name="T3">1988</text:span></text:p>
          <text:p text:style-name="P7"/>
        </text:list-item>
        <text:list-item>
          <text:p text:style-name="P4">Titolo originale:<text:span text:style-name="T2"> </text:span><text:span text:style-name="T52">/</text:span></text:p>
          <text:p text:style-name="P7"/>
        </text:list-item>
        <text:list-item>
          <text:p text:style-name="P4">Traduttore: /</text:p>
          <text:p text:style-name="P7"/>
        </text:list-item>
        <text:list-item>
          <text:p text:style-name="P4"><text:span text:style-name="T9">I</text:span>nformazioni sintetiche sull'autore e sulla sua epoca: </text:p>
          <text:p text:style-name="P5"><text:span text:style-name="T34">Valerio Massimo Manfredi, archeologo e scrittore italiano, dopo essersi laureato in lettere classiche all’Università di Bologna è subito entrato nel mondo dell’archeologia, specializzandosi in topografia del mondo antico.</text:span><text:line-break/><text:span text:style-name="T34">Ha pubblicato numerosi articoli e saggi in sede accademica e ha scritto romanzi di grande successo, tradotti in tutto il mondo (per un totale di circa dodici milioni di copie vendute a livello internazionale). </text:span><text:line-break/><text:span text:style-name="T4">C</text:span><text:span text:style-name="T34">ollabora come giornalista scientifico a varie testate in Italia e all’estero. Ha condotto con successo i programmi televisivi Stargate – linea di confine e Impero.</text:span> </text:p>
          <text:p text:style-name="P10"/>
        </text:list-item>
        <text:list-item>
          <text:p text:style-name="P17"><text:span text:style-name="T26">Genere letterario: </text:span><text:span text:style-name="T27">Romanzo storico</text:span></text:p>
          <text:p text:style-name="P11"/>
        </text:list-item>
        <text:list-item>
          <text:p text:style-name="P19"><text:span text:style-name="T12">Personaggi importanti e le loro principali caratteristiche:</text:span><text:span text:style-name="T11"> </text:span></text:p>
          <text:p text:style-name="P18"><text:span text:style-name="T28">T</text:span><text:span text:style-name="T29">alos:</text:span><text:span text:style-name="T30"> </text:span><text:span text:style-name="T31">è il protagonista del racconto, figlio di una delle famiglie più importanti di Sparta viene abbandonato </text:span><text:span text:style-name="T32">perche malformato in un piede per poi essere ritrovato da una </text:span><text:span text:style-name="T33">f</text:span><text:span text:style-name="T32">amiglia di Iloti.</text:span><text:span text:style-name="T31"> </text:span><text:span text:style-name="T32">Nel libro</text:span><text:span text:style-name="T31"> Talos è un giovane alto e muscoloso, ha i capelli neri e gli occhi scuri.</text:span> </text:p>
          <text:p text:style-name="P20"><text:span text:style-name="T51">Brithos: </text:span><text:span text:style-name="T19">è il fratello maggiore di Talos, </text:span><text:span text:style-name="T20">allenato per essere un</text:span><text:span text:style-name="T19"> guerriero ed è il migliore della sua compagnia. Brithos morirà combattendo per la patria e solo dopo la sua morte Talos scoprirà di esserne </text:span><text:span text:style-name="T20">suo</text:span><text:span text:style-name="T19"> fratello.</text:span></text:p>
          <text:p text:style-name="P20"><text:span text:style-name="T21">Atinea: </text:span><text:span text:style-name="T13">è una ragazza dolce </text:span><text:span text:style-name="T14">con</text:span><text:span text:style-name="T13"> capelli biondi e gli occhi azzurri. </text:span><text:span text:style-name="T14">Lei</text:span><text:span text:style-name="T13"> è perdutamente innamorata di Talos.</text:span></text:p>
        </text:list-item>
        <text:list-item>
          <text:p text:style-name="P20"><text:span text:style-name="T18">Kristolas:</text:span><text:span text:style-name="T13"> </text:span><text:span text:style-name="T14">è il</text:span><text:span text:style-name="T13"> nonno adottivo di Talos .</text:span><text:span text:style-name="T14">Lui gli insegnerà</text:span><text:span text:style-name="T13"> a maneggiare le arm</text:span><text:span text:style-name="T15">i</text:span><text:span text:style-name="T13">. Kritolaos è il custode delle armi del re Aristodemo.</text:span></text:p>
          <text:p text:style-name="P11"/>
          <text:p text:style-name="P11"/>
        </text:list-item>
        <text:list-item>
          <text:p text:style-name="P23">Ambiente in cui si svolge la vicenda:<text:span text:style-name="T2"> <text:s/></text:span><text:span text:style-name="T3">Grecia, </text:span><text:span text:style-name="T8">Sparta, Asia</text:span></text:p>
          <text:p text:style-name="P27"/>
        </text:list-item>
        <text:list-item>
          <text:p text:style-name="P21"><text:span text:style-name="T48">B</text:span><text:span text:style-name="T49">reve riassunto della tr</text:span><text:span text:style-name="T50">ama</text:span><text:span text:style-name="T10">:</text:span></text:p>
          <text:p text:style-name="P8"><text:span text:style-name="T35">Kleidemos</text:span><text:span text:style-name="T34"> v</text:span><text:span text:style-name="T38">ien</text:span><text:span text:style-name="T34">e abband</text:span><text:span text:style-name="T35">o</text:span><text:span text:style-name="T34">nato quando era ancora </text:span><text:span text:style-name="T35">un neonato</text:span><text:span text:style-name="T34">, perché zoppo </text:span><text:span text:style-name="T35">(questo dicevano</text:span><text:span text:style-name="T34"> le leggi di Sparta</text:span><text:span text:style-name="T35">)</text:span><text:span text:style-name="T34">. Fortunatamente il </text:span><text:span text:style-name="T35">piccolo</text:span><text:span text:style-name="T34"> v</text:span><text:span text:style-name="T38">ien</text:span><text:span text:style-name="T34">e trovato da un vecchio pastore ilota, Kritolaos che assieme a sua figlia, decide di prendersi cura di lui e lo chiama Talos. </text:span><text:span text:style-name="T35">lui</text:span><text:span text:style-name="T34"> cresce tra gli iloti, suo fratello spartano Brithos invece, conduce una vita nobile e viene alle</text:span><text:span text:style-name="T35">nato</text:span><text:span text:style-name="T34"> per diventare un guerriero. </text:span><text:span text:style-name="T35">I</text:span><text:span text:style-name="T34"> due ragazzi si </text:span><text:span text:style-name="T38">incontrano</text:span><text:span text:style-name="T34"> più volte, </text:span><text:span text:style-name="T35">senza sapere di</text:span><text:span text:style-name="T34"> di essere fratelli; e infine si ritrovano a combattere </text:span><text:span text:style-name="T35">assieme</text:span><text:span text:style-name="T34">, contro l'esercito del Gran Re. In seguito, Brithos muore,</text:span><text:span text:style-name="T37"> come suo </text:span><text:span text:style-name="T34">padre ,Aristarchos, e Talos rimane l'unico membro ancora in vita della </text:span><text:span text:style-name="T35">sua vera</text:span><text:span text:style-name="T34"> famiglia. </text:span><text:span text:style-name="T37">In seguito viene</text:span><text:span text:style-name="T34"> informato di essere figlio di Spart</text:span><text:span text:style-name="T37">iati</text:span><text:span text:style-name="T34"> e gli </text:span><text:soft-page-break/><text:span text:style-name="T34">viene svelato il suo vero nome: Kleidemos. Inizialmente non sa </text:span><text:span text:style-name="T36">se schierarsi dalla parte degli iloti, che lo avevano cresciuto, o dalla parte degli spartiati, dove proveniva la sua vera famiglia,</text:span><text:span text:style-name="T34">ma dopo che, scopre che Sparta lo aveva tradito (ha infatti mandato suo padre Aristarchos e suo fratello </text:span><text:span text:style-name="T38">B</text:span><text:span text:style-name="T34">rithos in una guerra persa in partenza per porre fine alla grande famiglia dei Klemenidi), si schiera dalla parte degli Iloti e li guida verso l'indipendenza dagli Spartani.</text:span></text:p>
          <text:p text:style-name="P12"/>
        </text:list-item>
        <text:list-item>
          <text:p text:style-name="P23">Argomenti e problemi principali che l'autore propone all' attenzione dei lettori:</text:p>
          <text:p text:style-name="P28">Il libro vuole trasmettere <text:span text:style-name="T53">come vivevano a quel tempo</text:span> iloti e spartiat<text:span text:style-name="T53">i</text:span>, descrivendo con molta cura i fatti <text:span text:style-name="T54">veramente accaduti</text:span>.</text:p>
          <text:p text:style-name="P15"/>
        </text:list-item>
        <text:list-item>
          <text:p text:style-name="P24">Episodi e momenti più significativi:</text:p>
          <text:p text:style-name="P24">-<text:span text:style-name="T7">Aristarchos, una notte, prede suo figlio, malformato in un piede, per abbandonarlo sul monte Taigeto</text:span></text:p>
          <text:p text:style-name="P9"><text:span text:style-name="T40">-</text:span><text:span text:style-name="T41">Talos incontra degli spartiati che stavano molestando la figlia di Pelias, Atinea. </text:span><text:span text:style-name="T42">Qua, Talos, incontra per la prima volta (senza saperlo) suo fratello Brithos.</text:span></text:p>
          <text:p text:style-name="P22"><text:span text:style-name="T16">-</text:span><text:span text:style-name="T17">Talos viene a conoscenza che è uno spartiato e, quando incontra la sua vera mamma, lei muore dalla immensa gioia.</text:span></text:p>
          <text:p text:style-name="P13"><text:span text:style-name="T53">-</text:span>Talos decide di combattere contro gli spartiati per l'indipendenza degli Iloti.</text:p>
          <text:p text:style-name="P29"><text:s/></text:p>
        </text:list-item>
        <text:list-item>
          <text:p text:style-name="P23"><text:span text:style-name="T47">E</text:span>ventuali citazioni di particolare interesse:<text:span text:style-name="T2"> /</text:span></text:p>
          <text:p text:style-name="P16"/>
        </text:list-item>
        <text:list-item>
          <text:p text:style-name="P19"><text:span text:style-name="T45">Stile e l</text:span><text:span text:style-name="T46">i</text:span><text:span text:style-name="T45">nguaggio:</text:span><text:span text:style-name="T43"> </text:span><text:span text:style-name="T44">il linguaggio usato è molto scorrevole.</text:span></text:p>
          <text:p text:style-name="P14"/>
        </text:list-item>
        <text:list-item>
          <text:p text:style-name="P23">Eventuali difficoltà nella lettura:<text:span text:style-name="T2"> </text:span><text:span text:style-name="T5">il testo è di facile lettur</text:span><text:span text:style-name="T7">a.</text:span><text:span text:style-name="T6"> </text:span></text:p>
          <text:p text:style-name="P30"/>
        </text:list-item>
        <text:list-item>
          <text:p text:style-name="P25"><text:span text:style-name="T47">I</text:span>nterpretazione e giudizio personale:<text:span text:style-name="T39"> </text:span><text:span text:style-name="T22">Lo scudo di Talos è un romanzo storico ambientato nell'antica Grecia. Il protagonista del libro è Talos, un ilota e pastore, zoppo. </text:span><text:span text:style-name="T23">P</text:span><text:span text:style-name="T22">asserà tutta la sua giovinezza a casa del “nonno” che gli insegnerà come maneggiare le armi. Solamente in seguito scoprirà che appartiene ad una famiglia nobile di sparta </text:span><text:span text:style-name="T23">intraprendendo la carriera militare. Tornerà al fianco degli iloti per iniziare una guerra contro Sparta per l'indipendenza. Questo personaggio deve affrontare due vite contrapposte: quella da capo degli iloti e quella da comandante militare spartan</text:span><text:span text:style-name="T25">o; alla fine Talos sceglierà di schierarsi con gli iloti perché gli spartiati lo avevano tradito.</text:span><text:span text:style-name="T24"> La trama del libro è molto avvincente e personalmente mi è piaciuta molto anche perché è ambientata molto bene nel epoca greca e spa</text:span><text:span text:style-name="T25">r</text:span><text:span text:style-name="T24">tana.</text:span></text:p>
        </text:list-item>
      </text:list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0:19:06.044000000</meta:creation-date>
    <dc:date>2017-03-30T21:33:15.087000000</dc:date>
    <meta:editing-duration>PT54M6S</meta:editing-duration>
    <meta:editing-cycles>10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47" meta:word-count="770" meta:character-count="4712" meta:non-whitespace-character-count="4008"/>
  </office:meta>
</office:document-meta>
</file>